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wiss" style:font-pitch="variable"/>
    <style:font-face style:name="Liberation Sans" svg:font-family="'Liberation Sans'" style:font-family-generic="swiss"/>
    <style:font-face style:name="Liberation Sans1" svg:font-family="'Liberation Sans'" style:font-family-generic="system" style:font-pitch="variable"/>
    <style:font-face style:name="Tinos" svg:font-family="Tinos"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rren Encoding</text:p>
      <text:p text:style-name="P2">a series of exercises <text:s/>in data encoding</text:p>
      <text:p text:style-name="P2">for BRADLug</text:p>
      <text:p text:style-name="P2">based on “bencoding” from York Code Dojo</text:p>
      <text:p text:style-name="P2"/>
      <text:p text:style-name="P1">The ability to structure data mechanically, without resorting to large numbers of file streams, or a DBMS, <text:s/>is a skill that, once you have you don't want to loose. <text:s/>It means configuration files, not configuration directories. <text:s/>It means parsing and verifying data, not just running a database and hoping. It may mean a programming language with your name on it.</text:p>
      <text:p text:style-name="P1"/>
      <text:p text:style-name="P1"><text:s/>The first coding exercise is based on one I encountered at York Code Dojo, at the end of 2023. I have some more suggested coding exercises that build up in complexity, from a new format for strings, to a replacement for JSON. <text:s/></text:p>
      <text:p text:style-name="P1"/>
      <text:p text:style-name="P1">There are five stages, each with its own perils and rewards. We can do this over several meetings, if we do not have time now. In the exercises, when I say to do something, write a programme that does it. Do not just type the answer out by hand!</text:p>
      <text:p text:style-name="P1"/>
      <text:p text:style-name="P4">Stage 1, Strings:-</text:p>
      <text:p text:style-name="P3"><text:tab/>The format consists of the length of the string in base 10 numbers, followed by a colon, followed by a series of alphanumeric characters, exactly of the specified length, no trailing blanks or other white-space at the end, and certainly no bracketing characters, Unless the white-space is part of the string. <text:s/>One string can follow on exactly after another. What you can not have in this format is intersecting strings. </text:p>
      <text:p text:style-name="P3"/>
      <text:p text:style-name="P3">Examples:- <text:s/><text:span text:style-name="T1">27:eggs beans tomato and toast</text:span> </text:p>
      <text:p text:style-name="P3">The above is one string with my breakfast in it. </text:p>
      <text:p text:style-name="P3"/>
      <text:p text:style-name="P5">3:Hat4:coat7:wellies8:trousers</text:p>
      <text:p text:style-name="P6">This, however, is a series of 4 strings.</text:p>
      <text:p text:style-name="P6"/>
      <text:p text:style-name="P5">0:</text:p>
      <text:p text:style-name="P6">The One True Null string, or should that be, <text:s/>The Zero True Null String!!!</text:p>
      <text:p text:style-name="P6"/>
      <text:p text:style-name="P6">Exercise:- Read the examples in italics into your own environment and make sure you can output them as individual strings. The first example consists of one string. The second example consists of 4 <text:s/>separate strings. The last example is the null string something that most languages make special provision for.</text:p>
      <text:p text:style-name="P6"/>
      <text:p text:style-name="P6">Exercise:- Encode the explanations, below the examples, as Darren Encoding strings. Each non-italic line is a single string, even the number 4 in the second example, numbers you can do arithmetic on come later.</text:p>
      <text:p text:style-name="P6"/>
      <text:p text:style-name="P6">Exercise:- Now you can encode and decode, verify the examples in italics, to prove that you can Darren Encode and decode.</text:p>
      <text:p text:style-name="P6"/>
      <text:p text:style-name="P6">Hint:- </text:p>
      <text:p text:style-name="P6"><text:tab/>Generating Darren Encoding strings is quite easy, most programming languages have a string length function, and a string printing function. <text:s/>Simply print the two with a colon in between on to an internal buffer. Reading several of them into a unified string will be a bit harder.</text:p>
      <text:p text:style-name="P6"/>
      <text:p text:style-name="P6">Why should I have a series of strings or a single string? For that, read on…</text:p>
      <text:p text:style-name="P6"><text:soft-page-break/><text:s/>Incidentally, if you like the history of programming, what is Fortran IV, and who is Hermann Hollerith?</text:p>
      <text:p text:style-name="P6"/>
      <text:p text:style-name="P3"/>
      <text:p text:style-name="P4">Stage 2, Numbers:-</text:p>
      <text:p text:style-name="P4"><text:tab/><text:span text:style-name="T2">This is a mantissa exponent format, bracketed and with delimiters. It starts with a letter N, then a mantissa in base ten, with a value between zero and ten, asymptotically of ten, then a letter U, then an exponent in base ten, then a letter M. The mantissa and exponent can both be positive or negative. </text:span></text:p>
      <text:p text:style-name="P3"/>
      <text:p text:style-name="P3">You can put white-space between the terminating M of one number and N of the next number, for legibility, but this is not part of the format.</text:p>
      <text:p text:style-name="P3"/>
      <text:p text:style-name="P3">Of course the real difference between numbers and strings is, that numbers make arithmetic, and therefore mathematics, easier: Not just for us, but for computers also. IN other words there are no such things as intersecting numbers!</text:p>
      <text:p text:style-name="P3"/>
      <text:p text:style-name="P3"/>
      <text:p text:style-name="P3">Creating numbers in this format should not be too hard with a little mathematics. <text:s/>Here are a few pointers, what is N modulo10 ?, what is N modulo 100 ?, how do you get mod 10 from mod 100 ? A negative mantissa is for numbers less than zero, but what is a negative exponent?</text:p>
      <text:p text:style-name="P3"/>
      <text:p text:style-name="P3">If you are not a mathematician, what is a standard library, is it a toy? If you are not a child or a mathematician, this is a scientific notation for mad scientists!</text:p>
      <text:p text:style-name="P6"/>
      <text:p text:style-name="P6">Examples:- N0U0M N1U0M N1U2M N2.5U2M are, in the more usual notation, 0,1,10,25</text:p>
      <text:p text:style-name="P6"><text:s/></text:p>
      <text:p text:style-name="P6">Exercises (very mathematical this bit):-</text:p>
      <text:p text:style-name="P3"/>
      <text:p text:style-name="P3">create the numbers from 1 to 12 in steps of 1 (fairly easy) remembering what happens on the 9 to 10 <text:s text:c="2"/>boundary.</text:p>
      <text:p text:style-name="P3"/>
      <text:p text:style-name="P3">create the numbers from 1 to 12 in steps of a third. (harder) you will need to consider rounding here.</text:p>
      <text:p text:style-name="P3"/>
      <text:p text:style-name="P3">take either of the previous series that you have generated, output them, prefixed <text:s/>with a string, giving it a them a name. (Ah yes! Variables! This sort of thinking is normal for APL programmers.)</text:p>
      <text:p text:style-name="P6"/>
      <text:p text:style-name="P6">Hint:- Most languages have ranges, or ways of calculating ranges. If your interest is in numbers, not <text:s text:c="2"/>simply loops, storing a range in this kind of way is a good way of breaking the shackles of the infamous scenario “I can count up to X but not process X”.</text:p>
      <text:p text:style-name="P6"/>
      <text:p text:style-name="P4">Stage 3, Lists:-</text:p>
      <text:p text:style-name="P3"/>
      <text:p text:style-name="P3">Now we go from encoding data, to structuring it. <text:s/>Some languages contend that there is only one kind of data structure that is essential. Lisp and Forth are major examples of this fetishism. </text:p>
      <text:p text:style-name="P4"><text:s/></text:p>
      <text:p text:style-name="P4"><text:span text:style-name="T2"><text:tab/>As to the Darren Encoded list:This is a bracketing, self-including format. A list starts with the letter L and ends with the letter T. It can include strings, numbers, lists within lists also, the two data formats that follow, tables and dictionaries. <text:s/></text:span></text:p>
      <text:p text:style-name="P3"/>
      <text:p text:style-name="P3">I have called it a bracketing, self-including format. The following exercise will probably give you a clue as to a better name for such things. </text:p>
      <text:p text:style-name="P3"><text:soft-page-break/></text:p>
      <text:p text:style-name="P3">Exercise:- take this fragment of lisp code and convert it into a Darren Encoded List of Lists, remembering what I said about encoding strings and numbers. </text:p>
      <text:p text:style-name="P3"/>
      <text:p text:style-name="P3"><text:span text:style-name="T3">I do not </text:span>want you to execute any of the lisp code, even in your heads, for one thing you do not have big bad programme (bbp) to run over them. What I want you to do is store it in Darren Encoding, or your own data format that you have developed in the course of the evening. </text:p>
      <text:p text:style-name="P3"/>
      <text:p text:style-name="P3">(bbp (sum 1 2 3 4 5) (sum 6 7 8 9 10) (quote adding up))</text:p>
      <text:p text:style-name="P3"/>
      <text:p text:style-name="P3">Exercise:- Now verify the list of lists that you have produced. That is that it starts with an L, ends with a T, that the lists inside it do the same, and the equivalent for the atoms inside the lists. This is the sort of thing that a programming language should do as a matter of course.</text:p>
      <text:p text:style-name="P7"/>
      <text:p text:style-name="P7">Stage 4 Dictionaries:-</text:p>
      <text:p text:style-name="P7"/>
      <text:p text:style-name="P6">If you programme in lisp, you probably think that we are finished at this stage. <text:s/>However, most programming languages have advanced, explicitly coded data structures, and make a considerable fuss about them. D has them, but unfortunately, does not make much of a fuss about them. Lisp arguably does without them. This is one way in which APL resembles lisp. You can have them in any programming language after the latest stage of Darren Encoding!</text:p>
      <text:p text:style-name="P6"/>
      <text:p text:style-name="P6">A dictionary is a bracketing self-including format, like lists and tables. A Dictionary consists of a series of key-value pairs. The key can be a string or be a number, but it must be unique and atomic in Darren Encoding. The value can be anything, a list, a table, an atomic, even another dictionary. It has to cope with the latter, in order to be self-including. There must be code in your system that, given a key in a dictionary, returns the corresponding value.</text:p>
      <text:p text:style-name="P6"/>
      <text:p text:style-name="P6">A dictionary begins with a letter D and ends with a letter Y. <text:s/>A key begins with a letter K and ends with a letter E. It is followed by its value, bracketed by a letter V and a letter E.</text:p>
      <text:p text:style-name="P6"/>
      <text:p text:style-name="P6">Exercise:- Take this document and create a list of each of the different words. Use them as keys to their frequencies in this document. Now make a dictionary of the frequencies of each of the words.</text:p>
      <text:p text:style-name="P6"/>
      <text:p text:style-name="P6">Exercise:- Now you have the frequencies of the word list, sort them to create a top ten of my most favourite words.</text:p>
      <text:p text:style-name="P6"/>
      <text:p text:style-name="P4">Stage 5 Tables:-</text:p>
      <text:p text:style-name="P3"/>
      <text:p text:style-name="P3">Databases have them, word processors have them, spreadsheets are sort of, made of them, now you can have them, by this simple expedient from Darren Encoding!</text:p>
      <text:p text:style-name="P3"/>
      <text:p text:style-name="P3">A table is not just an array. Central to tables are the concepts of fields and records. A record stores data about a given data subject. The fields in a record are the values of the data in a record. However, a table can be accessed, not just a record at a time, but also a field at a time. There are also keys that sequence the records and foreign keys that identify them to other tables. </text:p>
      <text:p text:style-name="P7"/>
      <text:p text:style-name="P6">Tables reduce to key-value pairs, but how ? And should they be coded as such? </text:p>
      <text:p text:style-name="P6"/>
      <text:p text:style-name="P6">A table is not just an array, can it be an array plus some helper functions? Which ones?</text:p>
      <text:p text:style-name="P6"/>
      <text:p text:style-name="P6"><text:soft-page-break/>One possible format corresponds to dictionaries but, varies to cope with foreign keys and other possible extensions.</text:p>
      <text:p text:style-name="P6"/>
      <text:p text:style-name="P6">Do remember, for the table data format to be useful, it needs to be readable, record-by-record and field-by-field. You should also be able to extend the table with new records and with new fields. This is where nulls become essential. To be able to store data with any structure, you need to be able to index from one table to another, ie foreign keys. If you can do this final stage of the process, and <text:s/>do so efficiently you have your own DB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wiss" style:font-pitch="variable"/>
    <style:font-face style:name="Liberation Sans" svg:font-family="'Liberation Sans'" style:font-family-generic="swiss"/>
    <style:font-face style:name="Liberation Sans1" svg:font-family="'Liberation Sans'" style:font-family-generic="system" style:font-pitch="variable"/>
    <style:font-face style:name="Tinos" svg:font-family="Tinos"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nos" fo:font-size="12pt" fo:language="en" fo:country="GB" style:letter-kerning="true" style:font-name-asian="WenQuanYi Zen Hei"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nos" fo:font-size="12pt" fo:language="en" fo:country="GB" style:letter-kerning="true" style:font-name-asian="WenQuanYi Zen Hei" style:font-size-asian="12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WenQuanYi Zen Hei" style:font-family-asian="'WenQuanYi Zen Hei'"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iberation Sans" style:font-family-complex="'Liberation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iberation Sans" style:font-family-complex="'Liberation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rren Drapkin</meta:initial-creator>
    <meta:creation-date>2024-01-14T15:12:09</meta:creation-date>
    <dc:date>2024-02-17T08:40:17.343381772</dc:date>
    <meta:editing-duration>PT9H35M44S</meta:editing-duration>
    <meta:editing-cycles>28</meta:editing-cycles>
    <meta:generator>LibreOffice/7.6.2.1$Linux_X86_64 LibreOffice_project/60$Build-1</meta:generator>
    <meta:document-statistic meta:table-count="0" meta:image-count="0" meta:object-count="0" meta:page-count="4" meta:paragraph-count="57" meta:word-count="1893" meta:character-count="8752" meta:non-whitespace-character-count="7185"/>
  </office:meta>
</office:document-meta>
</file>